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cae2"/>
    </style:style>
    <style:style style:name="P2" style:family="paragraph" style:parent-style-name="Standard">
      <style:text-properties officeooo:paragraph-rsid="0012677d"/>
    </style:style>
    <style:style style:name="P3" style:family="paragraph" style:parent-style-name="Standard">
      <style:text-properties officeooo:paragraph-rsid="0012d2f9"/>
    </style:style>
    <style:style style:name="P4" style:family="paragraph" style:parent-style-name="Standard">
      <style:text-properties officeooo:paragraph-rsid="00141720"/>
    </style:style>
    <style:style style:name="P5" style:family="paragraph" style:parent-style-name="Standard">
      <style:text-properties officeooo:paragraph-rsid="00172018"/>
    </style:style>
    <style:style style:name="P6" style:family="paragraph" style:parent-style-name="Standard">
      <style:text-properties officeooo:paragraph-rsid="001e4e50"/>
    </style:style>
    <style:style style:name="P7" style:family="paragraph" style:parent-style-name="Standard">
      <style:text-properties officeooo:paragraph-rsid="0020009a"/>
    </style:style>
    <style:style style:name="P8" style:family="paragraph" style:parent-style-name="Standard">
      <style:text-properties officeooo:paragraph-rsid="00250d24"/>
    </style:style>
    <style:style style:name="P9" style:family="paragraph" style:parent-style-name="Standard">
      <style:text-properties officeooo:paragraph-rsid="00283671"/>
    </style:style>
    <style:style style:name="P10" style:family="paragraph" style:parent-style-name="Standard">
      <style:paragraph-properties fo:break-before="page"/>
      <style:text-properties officeooo:paragraph-rsid="0010cae2"/>
    </style:style>
    <style:style style:name="P11" style:family="paragraph" style:parent-style-name="Standard">
      <style:paragraph-properties fo:break-before="page"/>
      <style:text-properties officeooo:paragraph-rsid="00283671"/>
    </style:style>
    <style:style style:name="T1" style:family="text">
      <style:text-properties officeooo:rsid="000bcef3"/>
    </style:style>
    <style:style style:name="T2" style:family="text">
      <style:text-properties officeooo:rsid="000f6da8"/>
    </style:style>
    <style:style style:name="T3" style:family="text">
      <style:text-properties officeooo:rsid="0010cae2"/>
    </style:style>
    <style:style style:name="T4" style:family="text">
      <style:text-properties officeooo:rsid="0012677d"/>
    </style:style>
    <style:style style:name="T5" style:family="text">
      <style:text-properties officeooo:rsid="0012d2f9"/>
    </style:style>
    <style:style style:name="T6" style:family="text">
      <style:text-properties officeooo:rsid="00131985"/>
    </style:style>
    <style:style style:name="T7" style:family="text">
      <style:text-properties officeooo:rsid="001396bd"/>
    </style:style>
    <style:style style:name="T8" style:family="text">
      <style:text-properties officeooo:rsid="00141720"/>
    </style:style>
    <style:style style:name="T9" style:family="text">
      <style:text-properties officeooo:rsid="00154224"/>
    </style:style>
    <style:style style:name="T10" style:family="text">
      <style:text-properties officeooo:rsid="00172018"/>
    </style:style>
    <style:style style:name="T11" style:family="text">
      <style:text-properties officeooo:rsid="001c70ec"/>
    </style:style>
    <style:style style:name="T12" style:family="text">
      <style:text-properties officeooo:rsid="001e4e50"/>
    </style:style>
    <style:style style:name="T13" style:family="text">
      <style:text-properties officeooo:rsid="0020009a"/>
    </style:style>
    <style:style style:name="T14" style:family="text">
      <style:text-properties officeooo:rsid="0021928b"/>
    </style:style>
    <style:style style:name="T15" style:family="text">
      <style:text-properties officeooo:rsid="00220e2a"/>
    </style:style>
    <style:style style:name="T16" style:family="text">
      <style:text-properties officeooo:rsid="00239456"/>
    </style:style>
    <style:style style:name="T17" style:family="text">
      <style:text-properties officeooo:rsid="0024c934"/>
    </style:style>
    <style:style style:name="T18" style:family="text">
      <style:text-properties officeooo:rsid="00250d24"/>
    </style:style>
    <style:style style:name="T19" style:family="text">
      <style:text-properties officeooo:rsid="00269493"/>
    </style:style>
    <style:style style:name="T20" style:family="text">
      <style:text-properties officeooo:rsid="00283671"/>
    </style:style>
    <style:style style:name="T21" style:family="text">
      <style:text-properties officeooo:rsid="002860da"/>
    </style:style>
    <style:style style:name="T22" style:family="text">
      <style:text-properties officeooo:rsid="00299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TROS 结构:</text:p>
      <text:p text:style-name="Standard"/>
      <text:p text:style-name="Standard"><text:tab/>主要文件:task.c , time.c , queue.c , list.c, heap.c, common.c</text:p>
      <text:p text:style-name="Standard"><text:tab/>boot 文件: boot.S <text:s/>stage0.S </text:p>
      <text:p text:style-name="Standard"/>
      <text:p text:style-name="Standard"/>
      <text:p text:style-name="Standard"/>
      <text:p text:style-name="Standard"><text:tab/>list.h文件说明:</text:p>
      <text:p text:style-name="Standard"><text:tab/><text:tab/>定义链表节点及链表,</text:p>
      <text:p text:style-name="Standard"><text:tab/><text:tab/>链表节点说明:</text:p>
      <text:p text:style-name="Standard"><text:tab/><text:tab/><text:span text:style-name="T1">xItemValue: <text:s text:c="2"/>具体的数据值（这个会用来在链表中进行排序）</text:span></text:p>
      <text:p text:style-name="Standard"><text:tab/><text:tab/>pxNext<text:span text:style-name="T1">：<text:tab/>指向同一个链表中的下一个节点</text:span></text:p>
      <text:p text:style-name="Standard"><text:tab/><text:tab/>pxPrevious:<text:tab/>指向同一个链表中的上一个节点</text:p>
      <text:p text:style-name="Standard"><text:tab/><text:tab/>pvOwner<text:span text:style-name="T1">：<text:tab/>指向一个TCB 用来，表示这个属于这个TCB</text:span></text:p>
      <text:p text:style-name="Standard"><text:tab/><text:tab/>pvContainer:<text:tab/>指向一个链表来表示这个节点属于那个链表</text:p>
      <text:p text:style-name="Standard"/>
      <text:p text:style-name="Standard"/>
      <text:p text:style-name="Standard"><text:tab/><text:tab/>链表说明<text:span text:style-name="T2">：</text:span></text:p>
      <text:p text:style-name="Standard"><text:tab/><text:tab/>uxNumberOfItems: 表示这个节点中有多少个节点</text:p>
      <text:p text:style-name="Standard"><text:tab/><text:tab/>pxIndex:<text:tab/>链表索引<text:span text:style-name="T2">（用来遍历整个链表）</text:span></text:p>
      <text:p text:style-name="Standard"><text:tab/><text:tab/>xListEnd<text:span text:style-name="T2">：<text:tab/>链表标记，用来放在整个链表的尾部</text:span></text:p>
      <text:p text:style-name="Standard"/>
      <text:p text:style-name="Standard"><text:tab/>宏不做说明</text:p>
      <text:p text:style-name="Standard"/>
      <text:p text:style-name="Standard"><text:tab/><text:span text:style-name="T3">list.c文件说明：</text:span></text:p>
      <text:p text:style-name="Standard"><text:tab/><text:tab/>vListInitialise<text:span text:style-name="T3">()：</text:span></text:p>
      <text:p text:style-name="P1"><text:tab/><text:tab/><text:tab/>这个函数用来初始化链表<text:span text:style-name="T3">（如uxNumberOfItems = 0，把xListEnd放到<text:tab/><text:tab/><text:tab/><text:tab/>pxIndex中）</text:span></text:p>
      <text:p text:style-name="P1"/>
      <text:p text:style-name="P1"><text:tab/><text:tab/>vListInitialiseItem<text:span text:style-name="T4">():</text:span></text:p>
      <text:p text:style-name="P2"><text:tab/><text:tab/><text:tab/>初始化 pvContainer</text:p>
      <text:p text:style-name="P3"><text:tab/> <text:tab/></text:p>
      <text:p text:style-name="P1"/>
      <text:p text:style-name="P1"><text:tab/></text:p>
      <text:p text:style-name="P1"><text:tab/><text:tab/>vListInsert<text:span text:style-name="T5">():</text:span></text:p>
      <text:p text:style-name="P1"><text:tab/><text:tab/><text:tab/>把一个链表节点插入进一个链表当中<text:span text:style-name="T5">，</text:span></text:p>
      <text:p text:style-name="P1"><text:span text:style-name="T5"><text:tab/><text:tab/><text:tab/></text:span><text:span text:style-name="T8">1.</text:span><text:span text:style-name="T5">1. 插入节点的值和xListEnd中xItemValue中的值一样时，将其插入在<text:tab/><text:tab/><text:tab/><text:tab/>xListEn</text:span><text:span text:style-name="T9">d节点</text:span><text:span text:style-name="T5">之前.</text:span></text:p>
      <text:p text:style-name="P4"><text:tab/><text:tab/><text:tab/><text:span text:style-name="T8">1.</text:span><text:span text:style-name="T6">2.通过比较链表中节点的</text:span><text:span text:style-name="T5">xItemValue和插入值的xItemValue</text:span><text:span text:style-name="T6">，找到比插入值<text:tab/><text:tab/><text:tab/>大的前一个节点，进行插入.</text:span></text:p>
      <text:p text:style-name="P5"><text:span text:style-name="T7"><text:tab/><text:tab/><text:tab/></text:span><text:span text:style-name="T8">2 .<text:tab/> </text:span><text:span text:style-name="T7">设置节点中的pvContainer 来表示属于这个链表</text:span></text:p>
      <text:p text:style-name="P5"><text:span text:style-name="T7"><text:tab/><text:tab/><text:tab/></text:span><text:span text:style-name="T10">3.<text:tab/> </text:span><text:span text:style-name="T7">uxNumberOfItems加1</text:span><text:span text:style-name="T6">。</text:span></text:p>
      <text:p text:style-name="P1"/>
      <text:p text:style-name="P10"><text:tab/><text:tab/>VlistInsertEnd<text:span text:style-name="T11">():</text:span></text:p>
      <text:p text:style-name="P1"><text:tab/><text:tab/><text:tab/><text:span text:style-name="T12">1.<text:tab/></text:span>将节点插入<text:span text:style-name="T12">xListEnd之前.</text:span></text:p>
      <text:p text:style-name="P6"><text:tab/><text:tab/><text:tab/><text:span text:style-name="T8">2 .<text:tab/> </text:span><text:span text:style-name="T7">设置节点中的pvContainer 来表示属于这个链表</text:span></text:p>
      <text:p text:style-name="P6"><text:span text:style-name="T7"><text:tab/><text:tab/><text:tab/></text:span><text:span text:style-name="T10">3.<text:tab/> </text:span><text:span text:style-name="T7">uxNumberOfItems加1</text:span><text:span text:style-name="T6">。</text:span></text:p>
      <text:p text:style-name="P1"/>
      <text:p text:style-name="Standard"><text:tab/><text:tab/>UxListRemove<text:span text:style-name="T13">();</text:span></text:p>
      <text:p text:style-name="P7"><text:tab/><text:tab/><text:tab/><text:span text:style-name="T13">1.通过要要删除节点的pvContainer来找到链表，</text:span></text:p>
      <text:p text:style-name="P7"><text:span text:style-name="T13"><text:tab/><text:tab/><text:tab/>2. 在链表中删除这个节点。</text:span></text:p>
      <text:p text:style-name="P7"><text:tab/><text:tab/><text:tab/><text:span text:style-name="T13">3.把删除的节点的pvContainer置为0</text:span></text:p>
      <text:p text:style-name="P7"><text:span text:style-name="T13"><text:tab/><text:tab/><text:tab/>4.</text:span><text:span text:style-name="T10"> </text:span><text:span text:style-name="T7">uxNumberOfItems减</text:span><text:span text:style-name="T13">1</text:span></text:p>
      <text:p text:style-name="P7"/>
      <text:p text:style-name="P7"/>
      <text:p text:style-name="P7"><text:tab/><text:span text:style-name="T14">heap.c文件说明:</text:span></text:p>
      <text:p text:style-name="P7"><text:tab/><text:tab/>节点定义说明:</text:p>
      <text:p text:style-name="P7"><text:tab/><text:tab/><text:tab/>pxNextFreeBlock<text:span text:style-name="T15">：<text:tab/>指向下一个节点</text:span></text:p>
      <text:p text:style-name="P7"><text:tab/><text:tab/><text:tab/>xBlockSize:<text:tab/>块大小</text:p>
      <text:p text:style-name="P7"><text:tab/><text:tab/>定义<text:span text:style-name="T15">2个节点(一个是开始节点xStart,一个是结束节点xEnd)</text:span></text:p>
      <text:p text:style-name="P7"><text:tab/><text:tab/>定义堆ucHeap[ configTOTAL_HEAP_SIZE ]; 堆大小为<text:span text:style-name="T16">100K</text:span></text:p>
      <text:p text:style-name="P7"/>
      <text:p text:style-name="P7"><text:tab/><text:tab/>定义节点结构体大小:heapSTRUCT_SIZE<text:span text:style-name="T16">(8位对齐)</text:span></text:p>
      <text:p text:style-name="P7"><text:tab/><text:tab/></text:p>
      <text:p text:style-name="P7"/>
      <text:p text:style-name="P7"/>
      <text:p text:style-name="P7"/>
      <text:p text:style-name="P7"><text:tab/><text:tab/>prvHeapInit<text:span text:style-name="T17">():</text:span></text:p>
      <text:p text:style-name="P7"><text:tab/><text:tab/><text:tab/><text:span text:style-name="T18">1.</text:span>定义pucAlignedHeap来获取内存的<text:span text:style-name="T18">64位对齐.</text:span></text:p>
      <text:p text:style-name="P8"><text:tab/><text:tab/><text:tab/><text:span text:style-name="T18">2.把pucAlignedHeap赋值给xStart.pxNextFreeBlock,并把xStart.xBlockSize<text:tab/><text:tab/><text:tab/>赋值为0</text:span></text:p>
      <text:p text:style-name="P7"><text:tab/><text:tab/><text:tab/><text:span text:style-name="T18">3.把0赋值给 xEnd.pxNextFreeBlock，并把configADJUSTED_HEAP_SIZE<text:tab/><text:tab/><text:tab/>赋值给xEnd.xBlockSize</text:span></text:p>
      <text:p text:style-name="P8"><text:tab/><text:tab/><text:tab/><text:span text:style-name="T18">4.定义pxFirstFreeBlock，并把pucAlignedHeap地址给pxFirstFreeBlock，然<text:tab/><text:tab/><text:tab/>后初始化pxFirstFreeBlock。</text:span></text:p>
      <text:p text:style-name="P8"/>
      <text:p text:style-name="P8"/>
      <text:p text:style-name="P8"/>
      <text:p text:style-name="P8"/>
      <text:p text:style-name="P8"><text:tab/><text:tab/>PvPortMalloc<text:span text:style-name="T19">():</text:span></text:p>
      <text:p text:style-name="P8"><text:tab/><text:tab/><text:tab/><text:span text:style-name="T19">1.把需要的内存大小进行字节对齐，找到一块内存大于你需要的内存，并将起分<text:tab/><text:tab/><text:tab/>为2块，一块分配出去（大于最小分配块，返回给应用程序使用）,另外一块通过<text:tab/><text:tab/><text:tab/>prvInsertBlockIntoFreeList宏插入链表当中。</text:span></text:p>
      <text:p text:style-name="P9"><text:tab/><text:tab/><text:span text:style-name="T19">prvInsertBlockIntoFreeList</text:span><text:span text:style-name="T20">：</text:span></text:p>
      <text:p text:style-name="P9"><text:tab/><text:tab/><text:tab/>插入一块空闲内存<text:span text:style-name="T20">，按降序排列。</text:span></text:p>
      <text:p text:style-name="P9"/>
      <text:p text:style-name="P9"><text:tab/><text:tab/>vPortFree<text:span text:style-name="T21">（）</text:span><text:span text:style-name="T22">：</text:span></text:p>
      <text:p text:style-name="P9"><text:tab/><text:tab/><text:tab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0:02:38.697659743</meta:creation-date>
    <dc:date>2020-11-05T11:15:22.034758276</dc:date>
    <meta:editing-duration>PT52M11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3" meta:paragraph-count="57" meta:word-count="661" meta:character-count="1621" meta:non-whitespace-character-count="1415"/>
  </office:meta>
</office:document-meta>
</file>